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standard">
      <style:graphic-properties draw:stroke="solid" svg:stroke-width="0.026cm" svg:stroke-color="#000000" draw:stroke-linejoin="round" draw:fill="non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2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gr4" style:family="graphic" style:parent-style-name="standard">
      <style:graphic-properties draw:stroke="solid" svg:stroke-width="0.026cm" svg:stroke-color="#595959" draw:stroke-linejoin="round" draw:fill="solid" draw:fill-color="#eeeeee" draw:textarea-vertical-align="middle" draw:auto-grow-height="false" draw:fit-to-size="false" fo:min-height="0cm" fo:min-width="0cm" fo:padding-top="0.254cm" fo:padding-bottom="0.254cm" fo:padding-left="0.254cm" fo:padding-right="0.254cm" fo:wrap-option="wrap"/>
    </style:style>
    <style:style style:name="gr5" style:family="graphic">
      <style:graphic-properties style:protect="size"/>
    </style:style>
    <style:style style:name="pr1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4pt"/>
    </style:style>
    <style:style style:name="P3" style:family="paragraph">
      <loext:graphic-properties draw:fill="none"/>
      <style:paragraph-properties fo:text-align="start"/>
      <style:text-properties fo:font-size="18pt"/>
    </style:style>
    <style:style style:name="P4" style:family="paragraph">
      <loext:graphic-properties draw:fill="solid" draw:fill-color="#eeeeee"/>
      <style:paragraph-properties fo:text-align="start" style:font-independent-line-spacing="true"/>
      <style:text-properties fo:font-size="14pt"/>
    </style:style>
    <style:style style:name="P5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Nunito1" fo:font-size="11pt" fo:letter-spacing="normal" fo:font-style="normal" style:text-underline-style="none" fo:font-weight="normal" style:font-name-asian="Nunito1" style:font-size-asian="11pt" style:font-style-asian="normal" style:font-weight-asian="normal" style:font-name-complex="Nunito1" style:font-size-complex="11pt" style:font-style-complex="normal" style:font-weight-complex="normal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Nunito1" fo:font-size="9pt" fo:letter-spacing="normal" fo:font-style="italic" style:text-underline-style="none" fo:font-weight="normal" style:font-name-asian="Nunito1" style:font-size-asian="9pt" style:font-style-asian="italic" style:font-weight-asian="normal" style:font-name-complex="Nunito1" style:font-size-complex="9pt" style:font-style-complex="italic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Nunito1" fo:font-size="14pt" fo:letter-spacing="normal" fo:font-style="normal" style:text-underline-style="solid" style:text-underline-width="auto" style:text-underline-color="font-color" fo:font-weight="normal" style:font-name-asian="Nunito1" style:font-size-asian="14pt" style:font-style-asian="normal" style:font-weight-asian="normal" style:font-name-complex="Nunito1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custom-shape draw:name="Shape 54" draw:style-name="gr1" draw:text-style-name="P2" draw:layer="layout" svg:width="2.282cm" svg:height="1.051cm" svg:x="0.921cm" svg:y="2.091cm">
          <text:p text:style-name="P1"><text:span text:style-name="T1">QUEUED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5" draw:style-name="gr1" draw:text-style-name="P2" draw:layer="layout" svg:width="3.322cm" svg:height="1.051cm" svg:x="5.536cm" svg:y="2.091cm">
          <text:p text:style-name="P1"><text:span text:style-name="T1">WAITING FOR 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6" draw:style-name="gr1" draw:text-style-name="P2" draw:layer="layout" svg:width="2.282cm" svg:height="1.051cm" svg:x="11.19cm" svg:y="2.091cm">
          <text:p text:style-name="P1"><text:span text:style-name="T1">PRE JO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7" draw:style-name="gr1" draw:text-style-name="P2" draw:layer="layout" svg:width="2.834cm" svg:height="1.051cm" svg:x="15.932cm" svg:y="2.091cm">
          <text:p text:style-name="P1"><text:span text:style-name="T1">RUNNING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8" draw:style-name="gr1" draw:text-style-name="P2" draw:layer="layout" svg:width="3.001cm" svg:height="1.051cm" svg:x="21.478cm" svg:y="2.091cm">
          <text:p text:style-name="P1"><text:span text:style-name="T1">POST JOB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59" draw:style-name="gr2" draw:text-style-name="P3" draw:layer="layout" svg:width="2.331cm" svg:height="0.001cm" svg:x="3.204cm" svg:y="2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0" draw:style-name="gr2" draw:text-style-name="P3" draw:layer="layout" svg:width="2.331cm" svg:height="0.001cm" svg:x="8.859cm" svg:y="2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1" draw:style-name="gr2" draw:text-style-name="P3" draw:layer="layout" svg:width="2.457cm" svg:height="0.001cm" svg:x="13.474cm" svg:y="2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2" draw:style-name="gr2" draw:text-style-name="P3" draw:layer="layout" svg:width="2.71cm" svg:height="0.001cm" svg:x="18.767cm" svg:y="2.617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63" draw:style-name="gr3" draw:text-style-name="P2" draw:layer="layout" svg:width="2.457cm" svg:height="0.794cm" svg:x="8.795cm" svg:y="1.822cm">
          <text:p text:style-name="P1"><text:span text:style-name="T2">client rea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4" draw:style-name="gr3" draw:text-style-name="P2" draw:layer="layout" svg:width="2.457cm" svg:height="0.794cm" svg:x="13.474cm" svg:y="1.822cm">
          <text:p text:style-name="P1"><text:span text:style-name="T2">Pre Job rea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5" draw:style-name="gr3" draw:text-style-name="P2" draw:layer="layout" svg:width="2.457cm" svg:height="0.794cm" svg:x="18.893cm" svg:y="1.822cm">
          <text:p text:style-name="P1"><text:span text:style-name="T2">run finished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66" draw:style-name="gr4" draw:text-style-name="P4" draw:layer="layout" svg:width="1.994cm" svg:height="1.994cm" svg:x="11.352cm" svg:y="5.149cm">
          <text:p text:style-name="P5"/>
          <draw:enhanced-geometry draw:mirror-horizontal="false" draw:mirror-vertical="false" draw:text-areas="?f14 ?f17 ?f23 ?f30" svg:viewBox="0 0 0 0" draw:type="ooxml-mathMultiply" draw:modifiers="23520" draw:enhanced-path="M ?f14 ?f15 L ?f16 ?f17 ?f18 ?f21 ?f22 ?f17 ?f23 ?f15 ?f27 ?f24 ?f23 ?f29 ?f22 ?f30 ?f18 ?f31 ?f16 ?f30 ?f14 ?f29 ?f28 ?f24 Z N">
            <draw:equation draw:name="f0" draw:formula="if(0-$0 ,0,if(51965-$0 ,$0 ,51965))"/>
            <draw:equation draw:name="f1" draw:formula="min(logwidth,logheight)"/>
            <draw:equation draw:name="f2" draw:formula="?f1 *?f0 /100000"/>
            <draw:equation draw:name="f3" draw:formula="(10800000*atan2(logheight,logwidth))/pi"/>
            <draw:equation draw:name="f4" draw:formula="1*sin(pi*(?f3 )/10800000)"/>
            <draw:equation draw:name="f5" draw:formula="1*cos(pi*(?f3 )/10800000)"/>
            <draw:equation draw:name="f6" draw:formula="1*tan(pi*(?f3 )/10800000)"/>
            <draw:equation draw:name="f7" draw:formula="sqrt(logwidth*logwidth+logheight*logheight+0*0)"/>
            <draw:equation draw:name="f8" draw:formula="?f7 *51965/100000"/>
            <draw:equation draw:name="f9" draw:formula="?f7 +0-?f8 "/>
            <draw:equation draw:name="f10" draw:formula="?f5 *?f9 /2"/>
            <draw:equation draw:name="f11" draw:formula="?f4 *?f9 /2"/>
            <draw:equation draw:name="f12" draw:formula="?f4 *?f2 /2"/>
            <draw:equation draw:name="f13" draw:formula="?f5 *?f2 /2"/>
            <draw:equation draw:name="f14" draw:formula="?f10 +0-?f12 "/>
            <draw:equation draw:name="f15" draw:formula="?f11 +?f13 -0"/>
            <draw:equation draw:name="f16" draw:formula="?f10 +?f12 -0"/>
            <draw:equation draw:name="f17" draw:formula="?f11 +0-?f13 "/>
            <draw:equation draw:name="f18" draw:formula="logwidth/2"/>
            <draw:equation draw:name="f19" draw:formula="?f18 +0-?f16 "/>
            <draw:equation draw:name="f20" draw:formula="?f19 *?f6 /1"/>
            <draw:equation draw:name="f21" draw:formula="?f20 +?f17 -0"/>
            <draw:equation draw:name="f22" draw:formula="logwidth+0-?f16 "/>
            <draw:equation draw:name="f23" draw:formula="logwidth+0-?f14 "/>
            <draw:equation draw:name="f24" draw:formula="logheight/2"/>
            <draw:equation draw:name="f25" draw:formula="?f24 +0-?f15 "/>
            <draw:equation draw:name="f26" draw:formula="?f25 *1/?f6 "/>
            <draw:equation draw:name="f27" draw:formula="?f23 +0-?f26 "/>
            <draw:equation draw:name="f28" draw:formula="?f14 +?f26 -0"/>
            <draw:equation draw:name="f29" draw:formula="logheight+0-?f15 "/>
            <draw:equation draw:name="f30" draw:formula="logheight+0-?f17 "/>
            <draw:equation draw:name="f31" draw:formula="logheight+0-?f21 "/>
            <draw:equation draw:name="f32" draw:formula="logwidth+0-?f10 "/>
            <draw:equation draw:name="f33" draw:formula="logheight+0-?f11 "/>
            <draw:handle draw:handle-position="0 ?f2" draw:handle-range-y-maximum="51965" draw:handle-range-y-minimum="0"/>
          </draw:enhanced-geometry>
        </draw:custom-shape>
        <draw:custom-shape draw:name="Shape 67" draw:style-name="gr2" draw:text-style-name="P3" draw:layer="layout" svg:width="3.001cm" svg:height="9.716cm" draw:transform="rotate (-1.5707963267949) translate (22.978cm 3.143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68" draw:style-name="gr2" draw:text-style-name="P3" draw:layer="layout" svg:width="0.001cm" svg:height="10.646cm" draw:transform="rotate (1.5707963267949) translate (12.332cm 3.144cm)">
          <text:p/>
          <draw:enhanced-geometry draw:mirror-horizontal="true" draw:mirror-vertical="false" draw:text-areas="0 0 ?f5 ?f6" svg:viewBox="0 0 0 0" draw:type="ooxml-curvedConnector3" draw:modifiers="110850000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69" draw:style-name="gr2" draw:text-style-name="P3" draw:layer="layout" svg:width="0.001cm" svg:height="5.628cm" draw:transform="rotate (1.5707963267949) translate (17.349cm 3.144cm)">
          <text:p/>
          <draw:enhanced-geometry draw:mirror-horizontal="true" draw:mirror-vertical="false" draw:text-areas="0 0 ?f5 ?f6" svg:viewBox="0 0 0 0" draw:type="ooxml-curvedConnector3" draw:modifiers="63129167" draw:enhanced-path="M 0 0 C ?f1 0 ?f0 ?f7 ?f0 ?f4 ?f0 ?f3 ?f2 ?f6 ?f5 ?f6 F N">
            <draw:equation draw:name="f0" draw:formula="logwidth*$0 /100000"/>
            <draw:equation draw:name="f1" draw:formula="(0+?f0 )/2"/>
            <draw:equation draw:name="f2" draw:formula="(logwidth+?f0 )/2"/>
            <draw:equation draw:name="f3" draw:formula="logheight*3/4"/>
            <draw:equation draw:name="f4" draw:formula="logheight/2"/>
            <draw:equation draw:name="f5" draw:formula="logwidth"/>
            <draw:equation draw:name="f6" draw:formula="logheight"/>
            <draw:equation draw:name="f7" draw:formula="logheight/4"/>
            <draw:handle draw:handle-position="?f0 ?f4" draw:handle-range-x-maximum="2147483647" draw:handle-range-x-minimum="-2147483647"/>
          </draw:enhanced-geometry>
        </draw:custom-shape>
        <draw:custom-shape draw:name="Shape 70" draw:style-name="gr2" draw:text-style-name="P3" draw:layer="layout" svg:width="2.975cm" svg:height="9.601cm" draw:transform="rotate (1.5707963267949) translate (2.06cm 6.118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1" draw:style-name="gr2" draw:text-style-name="P3" draw:layer="layout" svg:width="2.976cm" svg:height="4.472cm" draw:transform="rotate (1.5707963267949) translate (7.197cm 6.119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72" draw:style-name="gr3" draw:text-style-name="P2" draw:layer="layout" svg:width="2.457cm" svg:height="0.794cm" svg:x="2.165cm" svg:y="3.669cm">
          <text:p text:style-name="P1"><text:span text:style-name="T2">ab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3" draw:style-name="gr3" draw:text-style-name="P2" draw:layer="layout" svg:width="4.393cm" svg:height="0.794cm" svg:x="6.941cm" svg:y="3.669cm">
          <text:p text:style-name="P1"><text:span text:style-name="T2">abort || client error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4" draw:style-name="gr3" draw:text-style-name="P2" draw:layer="layout" svg:width="3.536cm" svg:height="0.794cm" svg:x="13.652cm" svg:y="3.669cm">
          <text:p text:style-name="P1"><text:span text:style-name="T2">abort || pre job error*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5" draw:style-name="gr3" draw:text-style-name="P2" draw:layer="layout" svg:width="2.457cm" svg:height="0.794cm" svg:x="18.935cm" svg:y="3.4cm">
          <text:p text:style-name="P1"><text:span text:style-name="T2">abor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76" draw:style-name="gr1" draw:text-style-name="P2" draw:layer="layout" svg:width="2.282cm" svg:height="1.051cm" svg:x="3.192cm" svg:y="9.92cm">
          <text:p text:style-name="P1"><text:span text:style-name="T1">NOT READ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7" draw:style-name="gr1" draw:text-style-name="P2" draw:layer="layout" svg:width="2.282cm" svg:height="1.051cm" svg:x="8.846cm" svg:y="9.92cm">
          <text:p text:style-name="P1"><text:span text:style-name="T1">PRE 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8" draw:style-name="gr1" draw:text-style-name="P2" draw:layer="layout" svg:width="2.282cm" svg:height="1.051cm" svg:x="13.525cm" svg:y="9.92cm">
          <text:p text:style-name="P1"><text:span text:style-name="T1">READY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79" draw:style-name="gr1" draw:text-style-name="P2" draw:layer="layout" svg:width="2.282cm" svg:height="1.051cm" svg:x="18.944cm" svg:y="9.92cm">
          <text:p text:style-name="P1"><text:span text:style-name="T1">POST CLIENT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0" draw:style-name="gr1" draw:text-style-name="P2" draw:layer="layout" svg:width="2.282cm" svg:height="1.051cm" svg:x="13.525cm" svg:y="12.751cm">
          <text:p text:style-name="P1"><text:span text:style-name="T1">ERROR</text:span></text:p>
          <draw:enhanced-geometry draw:mirror-horizontal="false" draw:mirror-vertical="false" draw:text-areas="?f5 ?f5 ?f6 ?f7" svg:viewBox="0 0 0 0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aximum="50000" draw:handle-range-x-minimum="0"/>
          </draw:enhanced-geometry>
        </draw:custom-shape>
        <draw:custom-shape draw:name="Shape 81" draw:style-name="gr2" draw:text-style-name="P3" draw:layer="layout" svg:width="3.37cm" svg:height="0.001cm" svg:x="5.475cm" svg:y="10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2" draw:style-name="gr2" draw:text-style-name="P3" draw:layer="layout" svg:width="2.394cm" svg:height="0.001cm" svg:x="11.129cm" svg:y="10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3" draw:style-name="gr2" draw:text-style-name="P3" draw:layer="layout" svg:width="3.135cm" svg:height="0.001cm" svg:x="15.808cm" svg:y="10.445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Shape 84" draw:style-name="gr2" draw:text-style-name="P3" draw:layer="layout" svg:width="18.035cm" svg:height="0.001cm" svg:x="3.19cm" svg:y="10.445cm">
          <text:p/>
          <draw:enhanced-geometry draw:mirror-horizontal="true" draw:mirror-vertical="false" draw:text-areas="0 0 ?f14 ?f15" svg:viewBox="0 0 0 0" draw:type="ooxml-curvedConnector5" draw:modifiers="-3667 -94908333 103667" draw:enhanced-path="M 0 0 C ?f3 0 ?f0 ?f9 ?f0 ?f8 ?f0 ?f10 ?f4 ?f7 ?f2 ?f7 ?f5 ?f7 ?f1 ?f12 ?f1 ?f11 ?f1 ?f13 ?f6 ?f15 ?f14 ?f15 F N">
            <draw:equation draw:name="f0" draw:formula="logwidth*$0 /100000"/>
            <draw:equation draw:name="f1" draw:formula="logwidth*$2 /100000"/>
            <draw:equation draw:name="f2" draw:formula="(?f0 +?f1 )/2"/>
            <draw:equation draw:name="f3" draw:formula="(0+?f0 )/2"/>
            <draw:equation draw:name="f4" draw:formula="(?f0 +?f2 )/2"/>
            <draw:equation draw:name="f5" draw:formula="(?f1 +?f2 )/2"/>
            <draw:equation draw:name="f6" draw:formula="(?f1 +logwidth)/2"/>
            <draw:equation draw:name="f7" draw:formula="logheight*$1 /100000"/>
            <draw:equation draw:name="f8" draw:formula="(0+?f7 )/2"/>
            <draw:equation draw:name="f9" draw:formula="(0+?f8 )/2"/>
            <draw:equation draw:name="f10" draw:formula="(?f8 +?f7 )/2"/>
            <draw:equation draw:name="f11" draw:formula="(logheight+?f7 )/2"/>
            <draw:equation draw:name="f12" draw:formula="(?f11 +?f7 )/2"/>
            <draw:equation draw:name="f13" draw:formula="(?f11 +logheight)/2"/>
            <draw:equation draw:name="f14" draw:formula="logwidth"/>
            <draw:equation draw:name="f15" draw:formula="logheight"/>
            <draw:handle draw:handle-position="?f0 ?f8" draw:handle-range-x-maximum="2147483647" draw:handle-range-x-minimum="-2147483647"/>
            <draw:handle draw:handle-position="?f2 ?f7" draw:handle-range-y-maximum="2147483647" draw:handle-range-y-minimum="-2147483647"/>
            <draw:handle draw:handle-position="?f1 ?f11" draw:handle-range-x-maximum="2147483647" draw:handle-range-x-minimum="-2147483647"/>
          </draw:enhanced-geometry>
        </draw:custom-shape>
        <draw:custom-shape draw:name="Shape 85" draw:style-name="gr3" draw:text-style-name="P2" draw:layer="layout" svg:width="3.322cm" svg:height="0.794cm" svg:x="5.499cm" svg:y="9.258cm">
          <text:p text:style-name="P1"><text:span text:style-name="T2">job is WAITING FOR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6" draw:style-name="gr3" draw:text-style-name="P2" draw:layer="layout" svg:width="2.457cm" svg:height="0.794cm" svg:x="11.098cm" svg:y="9.346cm">
          <text:p text:style-name="P1"><text:span text:style-name="T2">Pre Client ready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7" draw:style-name="gr3" draw:text-style-name="P2" draw:layer="layout" svg:width="3.322cm" svg:height="1.242cm" svg:x="15.715cm" svg:y="9.346cm">
          <text:p text:style-name="P1"><text:span text:style-name="T2">no more jobs for the client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88" draw:style-name="gr2" draw:text-style-name="P3" draw:layer="layout" svg:width="2.304cm" svg:height="3.536cm" draw:transform="rotate (1.5707963267949) translate (9.988cm 13.276cm)">
          <text:p/>
          <draw:enhanced-geometry draw:mirror-horizontal="tru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89" draw:style-name="gr2" draw:text-style-name="P3" draw:layer="layout" svg:width="2.304cm" svg:height="4.277cm" draw:transform="rotate (-1.5707963267949) translate (20.086cm 10.971cm)">
          <text:p/>
          <draw:enhanced-geometry draw:mirror-horizontal="false" draw:mirror-vertical="false" draw:text-areas="0 0 ?f0 ?f1" svg:viewBox="0 0 0 0" draw:type="ooxml-curvedConnector2" draw:enhanced-path="M 0 0 C ?f2 0 ?f0 ?f3 ?f0 ?f1 F N">
            <draw:equation draw:name="f0" draw:formula="logwidth"/>
            <draw:equation draw:name="f1" draw:formula="logheight"/>
            <draw:equation draw:name="f2" draw:formula="logwidth/2"/>
            <draw:equation draw:name="f3" draw:formula="logheight/2"/>
          </draw:enhanced-geometry>
        </draw:custom-shape>
        <draw:custom-shape draw:name="Shape 90" draw:style-name="gr3" draw:text-style-name="P2" draw:layer="layout" svg:width="2.457cm" svg:height="0.794cm" svg:x="10.98cm" svg:y="11.726cm">
          <text:p text:style-name="P1"><text:span text:style-name="T2">Pre Client f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1" draw:style-name="gr3" draw:text-style-name="P2" draw:layer="layout" svg:width="2.457cm" svg:height="0.794cm" svg:x="16.39cm" svg:y="11.726cm">
          <text:p text:style-name="P1"><text:span text:style-name="T2">Post Client fails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2" draw:style-name="gr3" draw:text-style-name="P2" draw:layer="layout" svg:width="6.693cm" svg:height="0.794cm" svg:x="0.953cm" svg:y="0.635cm">
          <text:p text:style-name="P5"><text:span text:style-name="T3">Job state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hape 93" draw:style-name="gr3" draw:text-style-name="P2" draw:layer="layout" svg:width="6.693cm" svg:height="0.794cm" svg:x="0.953cm" svg:y="7.884cm">
          <text:p text:style-name="P5"><text:span text:style-name="T3">Client state machine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name="Shape 51" draw:style-name="gr5" draw:layer="layout" svg:width="16.933cm" svg:height="9.524cm" svg:x="1.059cm" svg:y="1.905cm" draw:page-number="1" presentation:class="page"/>
          <draw:frame draw:name="Shape 52" presentation:style-name="pr1" draw:text-style-name="P6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Nunito1" svg:font-family="Nunito"/>
    <style:font-face style:name="Arial" svg:font-family="Arial" style:font-pitch="variable"/>
    <style:font-face style:name="Caladea1" svg:font-family="Caladea" style:font-pitch="variable"/>
    <style:font-face style:name="Nunito" svg:font-family="Nunito" style:font-pitch="variable"/>
    <style:font-face style:name="Caladea" svg:font-family="Caladea" style:font-family-generic="roman" style:font-pitch="variable"/>
    <style:font-face style:name="Caladea2" svg:font-family="Caladea" style:font-family-generic="system" style:font-pitch="variable"/>
  </office:font-face-decls>
  <office:styles>
    <draw:marker draw:name="Arrow" svg:viewBox="0 0 20 30" svg:d="M10 0l-10 30h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1" fo:font-family="Arial" fo:font-size="14pt" fo:letter-spacing="normal" fo:font-style="normal" style:text-underline-style="none" fo:font-weight="normal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fo:font-size="14pt" fo:letter-spacing="normal" fo:font-style="normal" fo:text-shadow="none" style:text-underline-style="none" fo:font-weight="normal" style:letter-kerning="true" fo:background-color="transparent" style:font-name-asian="Arial1" style:font-family-asian="Arial" style:font-size-asian="14pt" style:font-style-asian="normal" style:font-weight-asian="normal" style:font-name-complex="Arial1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fo:min-height="8.287cm" fo:padding-top="0.254cm" fo:padding-bottom="0.254cm" fo:padding-left="0.254cm" fo:padding-right="0.254cm" fo:wrap-option="wrap"/>
    </style:style>
    <style:style style:name="Mpr3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4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 style:font-independent-line-spacing="true"/>
      <style:text-properties fo:font-size="52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Arial1" style:font-size-asian="10pt" style:font-style-asian="normal" style:font-weight-asian="normal" style:font-name-complex="Arial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Shape 10" presentation:style-name="Mpr1" draw:text-style-name="MP5" draw:layer="backgroundobjects" svg:width="23.667cm" svg:height="5.701cm" svg:x="0.866cm" svg:y="2.068cm" presentation:class="title" presentation:user-transformed="true">
        <draw:text-box>
          <text:p/>
        </draw:text-box>
      </draw:frame>
      <draw:frame draw:name="Shape 12" presentation:style-name="Mpr2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60"/>
    <meta:generator>LibreOfficeDev/5.1.0.3$Linux_X86_64 LibreOffice_project/</meta:generator>
  </office:meta>
</office:document-meta>
</file>